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robantes emitidos con errores con relación.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robantes emitidos con errores sin relación.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se llevó a cabo la operación.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ración nominativa relacionada en una factura global.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4:22:27.332895302</meta:creation-date>
    <dc:date>2024-02-02T14:30:51.447548526</dc:date>
    <meta:editing-duration>PT8M24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